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5" style:family="paragraph" style:parent-style-name="Standard" style:list-style-name="L1">
      <style:paragraph-properties fo:text-align="justify" style:justify-single-word="false"/>
      <style:text-properties fo:font-size="14pt" style:font-size-asian="14pt" style:font-size-complex="14pt"/>
    </style:style>
    <style:style style:name="P6" style:family="paragraph" style:parent-style-name="Standard" style:list-style-name="L1">
      <style:paragraph-properties fo:text-align="justify" style:justify-single-word="false"/>
    </style:style>
    <style:style style:name="P7" style:family="paragraph" style:parent-style-name="Standard" style:list-style-name="L2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Courier New" fo:font-size="14pt" style:font-size-asian="14pt" style:font-size-complex="14pt"/>
    </style:style>
    <style:style style:name="T1" style:family="text">
      <style:text-properties style:font-name="Courier New"/>
    </style:style>
    <style:style style:name="T2" style:family="text">
      <style:text-properties style:font-name="Courier New" fo:font-size="14pt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name="Times New Roman"/>
    </style:style>
    <style:style style:name="T5" style:family="text">
      <style:text-properties style:font-name="Times New Roman" fo:font-size="14pt" style:font-size-asian="14pt" style:font-size-complex="14pt"/>
    </style:style>
    <style:style style:name="T6" style:family="text">
      <style:text-properties fo:color="#0000ff" style:font-name="Consolas" fo:font-size="12pt" style:font-name-asian="Consolas" style:font-size-asian="12pt" style:font-name-complex="Consolas" style:font-size-complex="12pt"/>
    </style:style>
    <style:style style:name="T7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8" style:family="text">
      <style:text-properties fo:color="#000000" style:font-name="Consolas" fo:font-size="12pt" style:font-name-asian="Consolas" style:font-size-asian="12pt" style:font-name-complex="Consolas" style:font-size-complex="12pt"/>
    </style:style>
    <style:style style:name="T9" style:family="text">
      <style:text-properties fo:color="#000000" style:font-name="Consolas" fo:font-size="14pt" style:font-name-asian="Consolas" style:font-size-asian="14pt" style:font-name-complex="Consolas" style:font-size-complex="14pt"/>
    </style:style>
    <style:style style:name="T10" style:family="text">
      <style:text-properties fo:color="#000000" style:font-name="Times New Roman" fo:font-size="14pt" style:font-name-asian="Consolas" style:font-size-asian="14pt" style:font-name-complex="Consolas" style:font-size-complex="14pt"/>
    </style:style>
    <style:style style:name="T11" style:family="text">
      <style:text-properties fo:color="#000000" style:font-name="Times New Roman" fo:font-size="12pt" style:font-name-asian="Consolas" style:font-size-asian="12pt" style:font-name-complex="Consolas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pis projektu KAMERA-MYSZKA</text:p>
      <text:p text:style-name="P2"/>
      <text:p text:style-name="P1"/>
      <text:list xml:id="list4269236046837071184" text:style-name="L1">
        <text:list-item>
          <text:p text:style-name="P5"><text:span text:style-name="T1">Program – </text:span><text:span text:style-name="T4">klasa tworząca instancję klasy głównej aplikacji KAMERA-MYSZKA</text:span></text:p>
        </text:list-item>
        <text:list-item>
          <text:p text:style-name="P5"><text:span text:style-name="T1">KameraMyszka</text:span> – podstawowa klasa projektu, w której zawierają się funkcje przerysowujące zawartość okien, funkcje wyliczające współczynniki kształtu, funkcje rozpoznawania gestów, sterowanie globalnymi skrótami klawiszowymi</text:p>
        </text:list-item>
        <text:list-item>
          <text:p text:style-name="P6"><text:span text:style-name="T2">KeyboardSimulating</text:span> –<text:span text:style-name="T3"> klasa odpowiadająca za wywoływanie odpowiednich skrótów klawiszowych</text:span></text:p>
        </text:list-item>
        <text:list-item>
          <text:p text:style-name="P6"><text:span text:style-name="T2">MouseSimulating</text:span><text:span text:style-name="T3"> – klasa odpowiadająca za akcje wykonywane myszą komputerową</text:span></text:p>
        </text:list-item>
      </text:list>
      <text:p text:style-name="P1"/>
      <text:p text:style-name="P1"/>
      <text:p text:style-name="P3"><text:span text:style-name="T3"><text:tab/>GUI projektowane w </text:span><text:span text:style-name="T2">KameraMyszka.Designer.cs</text:span></text:p>
      <text:p text:style-name="P8"/>
      <text:p text:style-name="P3"><text:span text:style-name="T2"><text:tab/></text:span><text:span text:style-name="T5">Ważniejsze funkcje w </text:span><text:span text:style-name="T2">KameraMyszka.cs:</text:span></text:p>
      <text:list xml:id="list3620671757063784530" text:style-name="L2">
        <text:list-item>
          <text:p text:style-name="P7"><text:span text:style-name="T6">public</text:span><text:span text:style-name="T8"> KameraMyszka()</text:span><text:span text:style-name="T10"> - inicjalizacja zmiennych i komponentów</text:span></text:p>
        </text:list-item>
        <text:list-item>
          <text:p text:style-name="P7"><text:span text:style-name="T6">private</text:span><text:span text:style-name="T8"> </text:span><text:span text:style-name="T6">void</text:span><text:span text:style-name="T8"> KameraMyszka_Load</text:span><text:span text:style-name="T10"> – wykonuje się przy uruchomieniu aplikacji, odpowiada za zapisanie domyślnych ustawień kamery, uruchomienie odbioru obrazu i rejestracja skrótów klawiszowych</text:span></text:p>
        </text:list-item>
        <text:list-item>
          <text:p text:style-name="P7"><text:span text:style-name="T6">void</text:span><text:span text:style-name="T8"> RefreshWindow</text:span><text:span text:style-name="T10"> <text:s/>- odświeżanie okna z obrazem. W tej funkcji znajduje się kod odpowiedzialny za współczynniki kształtu i rozpoznawanie gestów</text:span></text:p>
        </text:list-item>
        <text:list-item>
          <text:p text:style-name="P7"><text:span text:style-name="T6">private</text:span><text:span text:style-name="T8"> </text:span><text:span text:style-name="T6">double</text:span><text:span text:style-name="T8"> dist</text:span><text:span text:style-name="T10"> – wyliczanie dystansu (odległości pitagorejskiej)</text:span></text:p>
        </text:list-item>
        <text:list-item>
          <text:p text:style-name="P7"><text:span text:style-name="T6">private</text:span><text:span text:style-name="T8"> </text:span><text:span text:style-name="T6">void</text:span><text:span text:style-name="T8"> medianCB_CheckedChanged</text:span><text:span text:style-name="T10"> – włączenie filtru medianowego</text:span></text:p>
        </text:list-item>
        <text:list-item>
          <text:p text:style-name="P7"><text:span text:style-name="T6">private</text:span><text:span text:style-name="T8"> </text:span><text:span text:style-name="T6">void</text:span><text:span text:style-name="T8"> KameraMyszka_FormClosing</text:span><text:span text:style-name="T11"> </text:span><text:span text:style-name="T10">– powrót do domyślnych ustawień przy wyłączeniu programu</text:span></text:p>
        </text:list-item>
        <text:list-item>
          <text:p text:style-name="P7"><text:span text:style-name="T6">private</text:span><text:span text:style-name="T8"> </text:span><text:span text:style-name="T6">void</text:span><text:span text:style-name="T8"> imageBox1_Click</text:span><text:span text:style-name="T7"> – </text:span><text:span text:style-name="T10">ustawianie progów binaryzacji przez kliknięcie na pikselu na obrazie</text:span></text:p>
        </text:list-item>
        <text:list-item>
          <text:p text:style-name="P7"><text:span text:style-name="T6">private</text:span><text:span text:style-name="T8"> </text:span><text:span text:style-name="T6">void</text:span><text:span text:style-name="T8"> HandleHotkeyCtAlShZ(), </text:span><text:span text:style-name="T6">private</text:span><text:span text:style-name="T8"> </text:span><text:span text:style-name="T6">void</text:span><text:span text:style-name="T8"> HandleHotkeyCtAlShX(), </text:span><text:span text:style-name="T6">protected</text:span><text:span text:style-name="T8"> </text:span><text:span text:style-name="T6">override</text:span><text:span text:style-name="T8"> </text:span><text:span text:style-name="T6">void</text:span><text:span text:style-name="T8"> WndProc – </text:span><text:span text:style-name="T9">od</text:span><text:span text:style-name="T10">powiadają za globalne skróty klawiszow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7T21:12:15.96</meta:creation-date>
    <dc:date>2014-06-07T21:52:06.49</dc:date>
    <meta:editing-duration>PT29M28S</meta:editing-duration>
    <meta:editing-cycles>7</meta:editing-cycles>
    <meta:generator>OpenOffice/4.0.1$Win32 OpenOffice.org_project/401m5$Build-9714</meta:generator>
    <meta:document-statistic meta:table-count="0" meta:image-count="0" meta:object-count="0" meta:page-count="1" meta:paragraph-count="15" meta:word-count="178" meta:character-count="1448"/>
  </office:meta>
</office:document-meta>
</file>